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mbda calculus</text:p>
      <text:h text:style-name="Heading_20_1" text:outline-level="1">構文解析</text:h>
      <text:h text:style-name="Heading_20_2" text:outline-level="2">束縛変数</text:h>
      <text:p text:style-name="Text_20_body"/>
      <text:p text:style-name="Text_20_body"/>
      <text:p text:style-name="Text_20_body"><draw:frame draw:style-name="fr1" draw:name="オブジェクト1" text:anchor-type="char" svg:x="1.452cm" svg:y="0.007cm" svg:width="14.099cm" svg:height="5.3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21:30:56.679000000</meta:creation-date>
    <dc:date>2022-05-27T21:44:13.843000000</dc:date>
    <meta:editing-duration>PT2M46S</meta:editing-duration>
    <meta:editing-cycles>1</meta:editing-cycles>
    <meta:document-statistic meta:table-count="0" meta:image-count="0" meta:object-count="1" meta:page-count="1" meta:paragraph-count="3" meta:word-count="10" meta:character-count="23" meta:non-whitespace-character-count="22"/>
    <meta:generator>LibreOffice/7.3.3.2$Windows_X86_64 LibreOffice_project/d1d0ea68f081ee2800a922cac8f79445e460334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cm" svg:height="1cm" svg:x="2.48cm" svg:y="2.318cm">
          <text:p text:style-name="P1">λx.(λx.x) 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2.5cm" svg:y="3.5cm">
          <text:p text:style-name="P1">λ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5cm" svg:height="1cm" svg:x="8cm" svg:y="3.5cm">
          <text:p text:style-name="P1">{“x”=束縛変数x<text:span text:style-name="T1">0</text:span>}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